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Tabulka2" style:family="table">
      <style:table-properties style:width="16.113cm" fo:margin-left="0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5.002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4.45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4" style:family="paragraph" style:parent-style-name="Text_20_body">
      <style:paragraph-properties fo:text-align="start" style:justify-single-word="false"/>
      <style:text-properties fo:background-color="transparent"/>
    </style:style>
    <style:style style:name="P5" style:family="paragraph" style:parent-style-name="Text_20_body" style:master-page-name="">
      <style:paragraph-properties fo:margin-top="0.499cm" fo:margin-bottom="0.499cm" style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6" style:family="paragraph" style:parent-style-name="Table_20_Contents">
      <style:text-properties fo:font-weight="bold" fo:background-color="transparent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004ce" officeooo:paragraph-rsid="001004ce" fo:background-color="transparent"/>
    </style:style>
    <style:style style:name="P9" style:family="paragraph" style:parent-style-name="Table_20_Contents">
      <style:text-properties officeooo:paragraph-rsid="00105519" fo:background-color="transparent"/>
    </style:style>
    <style:style style:name="P10" style:family="paragraph" style:parent-style-name="Table_20_Contents">
      <style:text-properties officeooo:paragraph-rsid="00112522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fo:background-color="transparent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0c13b5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2522" fo:background-color="transparent" loext:char-shading-value="0" style:font-weight-asian="normal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004ce" fo:background-color="transparent" loext:char-shading-value="0"/>
    </style:style>
    <style:style style:name="T10" style:family="text">
      <style:text-properties officeooo:rsid="000c13b5" fo:background-color="transparent" loext:char-shading-value="0"/>
    </style:style>
    <style:style style:name="T11" style:family="text">
      <style:text-properties officeooo:rsid="00112522" fo:background-color="transparent" loext:char-shading-value="0"/>
    </style:style>
    <style:style style:name="T12" style:family="text">
      <style:text-properties officeooo:rsid="001004ce"/>
    </style:style>
    <style:style style:name="T13" style:family="text">
      <style:text-properties officeooo:rsid="00105519"/>
    </style:style>
    <style:style style:name="T14" style:family="text">
      <style:text-properties officeooo:rsid="00112522"/>
    </style:style>
    <style:style style:name="T15" style:family="text">
      <style:text-properties officeooo:rsid="00132399"/>
    </style:style>
    <style:style style:name="T16" style:family="text">
      <style:text-properties officeooo:rsid="00145cb4"/>
    </style:style>
    <style:style style:name="T17" style:family="text">
      <style:text-properties officeooo:rsid="0015856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>Zadávací list </text:p>
      <text:p text:style-name="P4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3">Zadavatel</text:span><text:span text:style-name="T6">:</text:span></text:p>
          </table:table-cell>
          <table:table-cell table:style-name="Tabulka1.A1" office:value-type="string">
            <text:p text:style-name="P7"><text:span text:style-name="T3">Česká pirátská strana</text:span>, krajské sdružení <text:span text:style-name="T17">Sčk</text:span>, kontakty:</text:p>
            <text:p text:style-name="Table_20_Contents"><text:span text:style-name="T9">Kozlová Lenka</text:span><text:span text:style-name="T8">, </text:span><text:a xlink:type="simple" xlink:href="mailto:ondrej.profant@pirati.cz"><text:span text:style-name="Internet_20_link"><text:span text:style-name="T9">l</text:span></text:span></text:a><text:span text:style-name="Internet_20_link"><text:span text:style-name="T9">enka.kozlova@pirati.cz</text:span></text:span></text:p>
            <text:p text:style-name="P7">předsed<text:span text:style-name="T12">kyně</text:span> <text:span text:style-name="T12">krajského sdružení Středočeský krajského</text:span></text:p>
            <text:p text:style-name="P8">František Kopřiva, <text:a xlink:type="simple" xlink:href="mailto:frantisek.kopriva@pirati.cz">frantisek.kopriva@pirati.cz</text:a></text:p>
            <text:p text:style-name="P8">místopředseda krajského sdružení Středočeský krajského</text:p>
            <text:p text:style-name="P7"/>
          </table:table-cell>
        </table:table-row>
        <table:table-row table:style-name="Tabulka1.1">
          <table:table-cell table:style-name="Tabulka1.A1" office:value-type="string">
            <text:p text:style-name="P7"><text:span text:style-name="T3">Dodavatel</text:span><text:span text:style-name="T6">:</text:span></text:p>
          </table:table-cell>
          <table:table-cell table:style-name="Tabulka1.A1" office:value-type="string">
            <text:p text:style-name="P10"><text:span text:style-name="T5">Veronika Cizlerová, </text:span><text:span text:style-name="T7">bytem</text:span><text:span text:style-name="T8"> </text:span><text:span text:style-name="T10">Moravská 41, 120 00 Praha 2</text:span>,<text:span text:style-name="T8"> </text:span></text:p>
            <text:p text:style-name="P10"><text:span text:style-name="T11">narozena</text:span><text:span text:style-name="T9">: </text:span><text:span text:style-name="T10">19. 1. 1953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ý úkol</text:span><text:span text:style-name="T8">:</text:span></text:p>
          </table:table-cell>
          <table:table-cell table:style-name="Tabulka1.A1" office:value-type="string">
            <text:list xml:id="list258925727700793314" text:style-name="L1">
              <text:list-item>
                <text:p text:style-name="P11">sleduje dění na zastupitelsvech kraje, radě kraje a ve výborech zastupitelstva</text:p>
              </text:list-item>
              <text:list-item>
                <text:p text:style-name="P11">vybírá témata, která jsou stěžejní pro Piráty a provádí jejich analýzu</text:p>
              </text:list-item>
              <text:list-item>
                <text:p text:style-name="P11">připravuje podklady pro mediální výstupy</text:p>
              </text:list-item>
              <text:list-item>
                <text:p text:style-name="P11">pomáhá kandidátům se zpracováním mediálních výstupů a v komunikací s úřadem</text:p>
              </text:list-item>
            </text:list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P7"><text:span text:style-name="T3">Smluvní typ</text:span>:</text:p>
          </table:table-cell>
          <table:table-cell table:style-name="Tabulka1.A1" office:value-type="string">
            <text:p text:style-name="P7"><text:span text:style-name="T16">DPP, S</text:span>mlouva na dobu určitou <text:span text:style-name="T13">do 30.09.2016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3">Místo plnění</text:span>:</text:p>
          </table:table-cell>
          <table:table-cell table:style-name="Tabulka1.A1" office:value-type="string">
            <text:p text:style-name="P7">Prah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3">Odměna</text:span>:</text:p>
          </table:table-cell>
          <table:table-cell table:style-name="Tabulka1.A1" office:value-type="string">
            <text:p text:style-name="P9"><text:span text:style-name="T14">3 000,-</text:span> Kč (slovy: <text:span text:style-name="T14">třitisícekorunčeských</text:span>)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3">Termín provedení</text:span>:</text:p>
          </table:table-cell>
          <table:table-cell table:style-name="Tabulka1.A1" office:value-type="string">
            <text:p text:style-name="P7">3<text:span text:style-name="T15">0</text:span>. <text:span text:style-name="T15">09.</text:span> 2016, dle harmonogramu</text:p>
          </table:table-cell>
        </table:table-row>
      </table:table>
      <text:p text:style-name="P3"><text:span text:style-name="T8">Vztah mezi smluvními stranami se dále řídí podmínkami zadavatele pro placené úkoly zveřejněnými na &lt;</text:span><text:a xlink:type="simple" xlink:href="https://www.pirati.cz/rules/ppu"><text:span text:style-name="Internet_20_link"><text:span text:style-name="T8">https://www.pirati.cz/rules/ppu</text:span></text:span></text:a><text:span text:style-name="T8">&gt;, s nimiž se smluvní strany seznámily a zavazují se je dodržovat. 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P7"><text:span text:style-name="T3">Za zadavatele</text:span><text:span text:style-name="T6">:</text:span></text:p>
          </table:table-cell>
          <table:table-cell table:style-name="Tabulka2.A1" office:value-type="string">
            <text:p text:style-name="P7"><text:span text:style-name="T3">Za dodavatele</text:span><text:span text:style-name="T6">:</text:span></text:p>
          </table:table-cell>
        </table:table-row>
        <table:table-row table:style-name="Tabulka2.2">
          <table:table-cell table:style-name="Tabulka2.A1" office:value-type="string">
            <text:p text:style-name="P7">Uzavření smlouvy:</text:p>
          </table:table-cell>
          <table:table-cell table:style-name="Tabulka2.A1" office:value-type="string">
            <text:p text:style-name="P7"><text:span text:style-name="T13">14.června</text:span> 2016</text:p>
          </table:table-cell>
          <table:table-cell table:style-name="Tabulka2.A1" office:value-type="string">
            <text:p text:style-name="P7">___________________</text:p>
          </table:table-cell>
          <table:table-cell table:style-name="Tabulka2.A1" office:value-type="string">
            <text:p text:style-name="P7">___________________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style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style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7AE8CA5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6-14T19:12:52.698108008</dc:date>
    <meta:editing-cycles>92</meta:editing-cycles>
    <meta:editing-duration>P24DT12H31M19S</meta:editing-duration>
    <meta:generator>LibreOffice/4.2.8.2$Linux_X86_64 LibreOffice_project/420m0$Build-2</meta:generator>
    <meta:printed-by>Vladislav Tobias Esner</meta:printed-by>
    <meta:print-date>2016-06-14T18:51:33.048681430</meta:print-date>
    <dc:creator>Vladislav Tobias Esner</dc:creator>
    <meta:document-statistic meta:table-count="2" meta:image-count="1" meta:object-count="0" meta:page-count="1" meta:paragraph-count="35" meta:word-count="170" meta:character-count="1260" meta:non-whitespace-character-count="1125"/>
    <meta:user-defined meta:name="Informace 1"/>
    <meta:user-defined meta:name="Informace 2"/>
    <meta:user-defined meta:name="Informace 3"/>
    <meta:user-defined meta:name="Informace 4"/>
  </office:meta>
</office:document-meta>
</file>